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Execution Time</text:p>
          </table:table-cell>
          <table:table-cell office:value-type="string" calcext:value-type="string">
            <text:p>Terms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.5092" calcext:value-type="float">
            <text:p>50.5092</text:p>
          </table:table-cell>
          <table:table-cell office:value-type="float" office:value="11454643" calcext:value-type="float">
            <text:p>1145464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8.6887" calcext:value-type="float">
            <text:p>28.6887</text:p>
          </table:table-cell>
          <table:table-cell office:value-type="float" office:value="12599563" calcext:value-type="float">
            <text:p>1259956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9.4883" calcext:value-type="float">
            <text:p>29.4883</text:p>
          </table:table-cell>
          <table:table-cell office:value-type="float" office:value="13744372" calcext:value-type="float">
            <text:p>1374437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0.3089" calcext:value-type="float">
            <text:p>30.3089</text:p>
          </table:table-cell>
          <table:table-cell office:value-type="float" office:value="14889090" calcext:value-type="float">
            <text:p>1488909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2.8141" calcext:value-type="float">
            <text:p>32.8141</text:p>
          </table:table-cell>
          <table:table-cell office:value-type="float" office:value="16033700" calcext:value-type="float">
            <text:p>1603370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5.8844" calcext:value-type="float">
            <text:p>35.8844</text:p>
          </table:table-cell>
          <table:table-cell office:value-type="float" office:value="17178215" calcext:value-type="float">
            <text:p>1717821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8.2472" calcext:value-type="float">
            <text:p>38.2472</text:p>
          </table:table-cell>
          <table:table-cell office:value-type="float" office:value="18322630" calcext:value-type="float">
            <text:p>1832263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1.2186" calcext:value-type="float">
            <text:p>41.2186</text:p>
          </table:table-cell>
          <table:table-cell office:value-type="float" office:value="19466946" calcext:value-type="float">
            <text:p>1946694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5.7172" calcext:value-type="float">
            <text:p>45.7172</text:p>
          </table:table-cell>
          <table:table-cell office:value-type="float" office:value="20611154" calcext:value-type="float">
            <text:p>2061115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6.4138" calcext:value-type="float">
            <text:p>46.4138</text:p>
          </table:table-cell>
          <table:table-cell office:value-type="float" office:value="21755273" calcext:value-type="float">
            <text:p>2175527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0.7367" calcext:value-type="float">
            <text:p>50.7367</text:p>
          </table:table-cell>
          <table:table-cell office:value-type="float" office:value="22899277" calcext:value-type="float">
            <text:p>2289927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6.0865" calcext:value-type="float">
            <text:p>56.0865</text:p>
          </table:table-cell>
          <table:table-cell office:value-type="float" office:value="24043199" calcext:value-type="float">
            <text:p>2404319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6.4242" calcext:value-type="float">
            <text:p>56.4242</text:p>
          </table:table-cell>
          <table:table-cell office:value-type="float" office:value="25187022" calcext:value-type="float">
            <text:p>2518702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59.3919" calcext:value-type="float">
            <text:p>59.3919</text:p>
          </table:table-cell>
          <table:table-cell office:value-type="float" office:value="26330716" calcext:value-type="float">
            <text:p>2633071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1.8354" calcext:value-type="float">
            <text:p>61.8354</text:p>
          </table:table-cell>
          <table:table-cell office:value-type="float" office:value="27474328" calcext:value-type="float">
            <text:p>2747432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5.0135" calcext:value-type="float">
            <text:p>65.0135</text:p>
          </table:table-cell>
          <table:table-cell office:value-type="float" office:value="28617862" calcext:value-type="float">
            <text:p>2861786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69.5846" calcext:value-type="float">
            <text:p>69.5846</text:p>
          </table:table-cell>
          <table:table-cell office:value-type="float" office:value="29761281" calcext:value-type="float">
            <text:p>2976128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70.7746" calcext:value-type="float">
            <text:p>70.7746</text:p>
          </table:table-cell>
          <table:table-cell office:value-type="float" office:value="30904587" calcext:value-type="float">
            <text:p>3090458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4.8938" calcext:value-type="float">
            <text:p>74.8938</text:p>
          </table:table-cell>
          <table:table-cell office:value-type="float" office:value="32047811" calcext:value-type="float">
            <text:p>3204781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78.2669" calcext:value-type="float">
            <text:p>78.2669</text:p>
          </table:table-cell>
          <table:table-cell office:value-type="float" office:value="33190907" calcext:value-type="float">
            <text:p>3319090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1.5627" calcext:value-type="float">
            <text:p>81.5627</text:p>
          </table:table-cell>
          <table:table-cell office:value-type="float" office:value="34333933" calcext:value-type="float">
            <text:p>34333933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84.2031" calcext:value-type="float">
            <text:p>84.2031</text:p>
          </table:table-cell>
          <table:table-cell office:value-type="float" office:value="35476852" calcext:value-type="float">
            <text:p>3547685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87.9048" calcext:value-type="float">
            <text:p>87.9048</text:p>
          </table:table-cell>
          <table:table-cell office:value-type="float" office:value="36619653" calcext:value-type="float">
            <text:p>36619653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92.5712" calcext:value-type="float">
            <text:p>92.5712</text:p>
          </table:table-cell>
          <table:table-cell office:value-type="float" office:value="37762369" calcext:value-type="float">
            <text:p>37762369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93.726" calcext:value-type="float">
            <text:p>93.726</text:p>
          </table:table-cell>
          <table:table-cell office:value-type="float" office:value="38904979" calcext:value-type="float">
            <text:p>3890497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97.0324" calcext:value-type="float">
            <text:p>97.0324</text:p>
          </table:table-cell>
          <table:table-cell office:value-type="float" office:value="40047500" calcext:value-type="float">
            <text:p>4004750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03.925" calcext:value-type="float">
            <text:p>103.925</text:p>
          </table:table-cell>
          <table:table-cell office:value-type="float" office:value="41189901" calcext:value-type="float">
            <text:p>41189901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03.436" calcext:value-type="float">
            <text:p>103.436</text:p>
          </table:table-cell>
          <table:table-cell office:value-type="float" office:value="42332234" calcext:value-type="float">
            <text:p>42332234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05.016" calcext:value-type="float">
            <text:p>105.016</text:p>
          </table:table-cell>
          <table:table-cell office:value-type="float" office:value="43474434" calcext:value-type="float">
            <text:p>43474434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12.628" calcext:value-type="float">
            <text:p>112.628</text:p>
          </table:table-cell>
          <table:table-cell office:value-type="float" office:value="44616555" calcext:value-type="float">
            <text:p>4461655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13.49" calcext:value-type="float">
            <text:p>113.49</text:p>
          </table:table-cell>
          <table:table-cell office:value-type="float" office:value="45758570" calcext:value-type="float">
            <text:p>4575857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18.06" calcext:value-type="float">
            <text:p>118.06</text:p>
          </table:table-cell>
          <table:table-cell office:value-type="float" office:value="46900477" calcext:value-type="float">
            <text:p>46900477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21.226" calcext:value-type="float">
            <text:p>121.226</text:p>
          </table:table-cell>
          <table:table-cell office:value-type="float" office:value="48042304" calcext:value-type="float">
            <text:p>48042304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24.51" calcext:value-type="float">
            <text:p>124.51</text:p>
          </table:table-cell>
          <table:table-cell office:value-type="float" office:value="49184016" calcext:value-type="float">
            <text:p>49184016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27.561" calcext:value-type="float">
            <text:p>127.561</text:p>
          </table:table-cell>
          <table:table-cell office:value-type="float" office:value="50325640" calcext:value-type="float">
            <text:p>5032564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29.159" calcext:value-type="float">
            <text:p>129.159</text:p>
          </table:table-cell>
          <table:table-cell office:value-type="float" office:value="51467157" calcext:value-type="float">
            <text:p>51467157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35.315" calcext:value-type="float">
            <text:p>135.315</text:p>
          </table:table-cell>
          <table:table-cell office:value-type="float" office:value="52608564" calcext:value-type="float">
            <text:p>52608564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34.408" calcext:value-type="float">
            <text:p>134.408</text:p>
          </table:table-cell>
          <table:table-cell office:value-type="float" office:value="53749869" calcext:value-type="float">
            <text:p>53749869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40.857" calcext:value-type="float">
            <text:p>140.857</text:p>
          </table:table-cell>
          <table:table-cell office:value-type="float" office:value="54891093" calcext:value-type="float">
            <text:p>54891093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72.523" calcext:value-type="float">
            <text:p>172.523</text:p>
          </table:table-cell>
          <table:table-cell office:value-type="float" office:value="56032187" calcext:value-type="float">
            <text:p>5603218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69.048" calcext:value-type="float">
            <text:p>169.048</text:p>
          </table:table-cell>
          <table:table-cell office:value-type="float" office:value="57173227" calcext:value-type="float">
            <text:p>57173227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72.127" calcext:value-type="float">
            <text:p>172.127</text:p>
          </table:table-cell>
          <table:table-cell office:value-type="float" office:value="58314137" calcext:value-type="float">
            <text:p>58314137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84.082" calcext:value-type="float">
            <text:p>184.082</text:p>
          </table:table-cell>
          <table:table-cell office:value-type="float" office:value="59454948" calcext:value-type="float">
            <text:p>59454948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60.226" calcext:value-type="float">
            <text:p>160.226</text:p>
          </table:table-cell>
          <table:table-cell office:value-type="float" office:value="60595653" calcext:value-type="float">
            <text:p>60595653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65.462" calcext:value-type="float">
            <text:p>165.462</text:p>
          </table:table-cell>
          <table:table-cell office:value-type="float" office:value="61736282" calcext:value-type="float">
            <text:p>61736282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65.967" calcext:value-type="float">
            <text:p>165.967</text:p>
          </table:table-cell>
          <table:table-cell office:value-type="float" office:value="62876778" calcext:value-type="float">
            <text:p>62876778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76.132" calcext:value-type="float">
            <text:p>176.132</text:p>
          </table:table-cell>
          <table:table-cell office:value-type="float" office:value="64017203" calcext:value-type="float">
            <text:p>64017203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91.438" calcext:value-type="float">
            <text:p>191.438</text:p>
          </table:table-cell>
          <table:table-cell office:value-type="float" office:value="65157519" calcext:value-type="float">
            <text:p>65157519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97.829" calcext:value-type="float">
            <text:p>197.829</text:p>
          </table:table-cell>
          <table:table-cell office:value-type="float" office:value="66297715" calcext:value-type="float">
            <text:p>66297715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99.433" calcext:value-type="float">
            <text:p>199.433</text:p>
          </table:table-cell>
          <table:table-cell office:value-type="float" office:value="67437857" calcext:value-type="float">
            <text:p>6743785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02.16" calcext:value-type="float">
            <text:p>202.16</text:p>
          </table:table-cell>
          <table:table-cell office:value-type="float" office:value="68577860" calcext:value-type="float">
            <text:p>6857786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209.999" calcext:value-type="float">
            <text:p>209.999</text:p>
          </table:table-cell>
          <table:table-cell office:value-type="float" office:value="69717778" calcext:value-type="float">
            <text:p>69717778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214.497" calcext:value-type="float">
            <text:p>214.497</text:p>
          </table:table-cell>
          <table:table-cell office:value-type="float" office:value="70857593" calcext:value-type="float">
            <text:p>70857593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217.531" calcext:value-type="float">
            <text:p>217.531</text:p>
          </table:table-cell>
          <table:table-cell office:value-type="float" office:value="71997295" calcext:value-type="float">
            <text:p>71997295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221.488" calcext:value-type="float">
            <text:p>221.488</text:p>
          </table:table-cell>
          <table:table-cell office:value-type="float" office:value="73136930" calcext:value-type="float">
            <text:p>7313693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226.904" calcext:value-type="float">
            <text:p>226.904</text:p>
          </table:table-cell>
          <table:table-cell office:value-type="float" office:value="74276435" calcext:value-type="float">
            <text:p>74276435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234.317" calcext:value-type="float">
            <text:p>234.317</text:p>
          </table:table-cell>
          <table:table-cell office:value-type="float" office:value="75415852" calcext:value-type="float">
            <text:p>75415852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237.85" calcext:value-type="float">
            <text:p>237.85</text:p>
          </table:table-cell>
          <table:table-cell office:value-type="float" office:value="76555150" calcext:value-type="float">
            <text:p>7655515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241.881" calcext:value-type="float">
            <text:p>241.881</text:p>
          </table:table-cell>
          <table:table-cell office:value-type="float" office:value="77694375" calcext:value-type="float">
            <text:p>77694375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244.855" calcext:value-type="float">
            <text:p>244.855</text:p>
          </table:table-cell>
          <table:table-cell office:value-type="float" office:value="78833494" calcext:value-type="float">
            <text:p>7883349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52.148" calcext:value-type="float">
            <text:p>252.148</text:p>
          </table:table-cell>
          <table:table-cell office:value-type="float" office:value="79972506" calcext:value-type="float">
            <text:p>79972506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251.427" calcext:value-type="float">
            <text:p>251.427</text:p>
          </table:table-cell>
          <table:table-cell office:value-type="float" office:value="81111414" calcext:value-type="float">
            <text:p>811114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3T17:54:02.757253914</meta:creation-date>
    <dc:date>2019-06-13T17:57:30.556214257</dc:date>
    <meta:editing-duration>PT3M28S</meta:editing-duration>
    <meta:editing-cycles>1</meta:editing-cycles>
    <meta:document-statistic meta:table-count="1" meta:cell-count="189" meta:object-count="0"/>
    <meta:generator>LibreOffice/6.0.7.3$Linux_X86_64 LibreOffice_project/00m0$Build-3</meta:generator>
  </office:meta>
</office:document-meta>
</file>